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 svg:font-family="Verdana"/>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1.588cm" fo:margin-bottom="0.212cm"/>
    </style:style>
    <style:style style:name="P2" style:family="paragraph" style:parent-style-name="Standard">
      <style:paragraph-properties fo:margin-top="1.588cm" fo:margin-bottom="0.212cm"/>
    </style:style>
    <style:style style:name="P3" style:family="paragraph" style:parent-style-name="Heading_20_2">
      <style:paragraph-properties fo:margin-top="1.588cm" fo:margin-bottom="0.212cm"/>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style:font-name="Verdana" fo:font-size="10pt"/>
    </style:style>
    <style:style style:name="T5" style:family="text">
      <style:text-properties fo:language="es" fo:country="ES"/>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md-body-container">
        <text:section text:style-name="Sect1" text:name="md-body-row">
          <text:section text:style-name="Sect1" text:name="md-body">
            <text:section text:style-name="Sect1" text:name="md-content-container">
              <text:section text:style-name="Sect1" text:name="md-content-row">
                <text:section text:style-name="Sect1" text:name="md-content">
                  <text:h text:style-name="P3" text:outline-level="2">Insiders Trading</text:h>
                  <text:p text:style-name="P1">Es el uso de informacion priveligiada de la cotizaccion de las acciones de una empresa pública u otros valores por personas con acceso a informacion no publica sobre la compañia</text:p>
                  <text:h text:style-name="P3" text:outline-level="2">troyanos</text:h>
                  <text:p text:style-name="P1"><text:a xlink:type="simple" xlink:href="https://es.wikipedia.org/wiki/Malware" text:style-name="Internet_20_link" text:visited-style-name="Visited_20_Internet_20_Link">software malicioso</text:a> que se presenta al usuario como un <text:a xlink:type="simple" xlink:href="https://es.wikipedia.org/wiki/Programa_informático" text:style-name="Internet_20_link" text:visited-style-name="Visited_20_Internet_20_Link">programa</text:a> aparentemente legítimo e inofensivo, pero que, al ejecutarlo, le brinda a un atacante acceso remoto al equipo infectado. </text:p>
                  <text:h text:style-name="P3" text:outline-level="2">Gusanos</text:h>
                  <text:p text:style-name="P1">Un gusano informatico es un <text:a xlink:type="simple" xlink:href="https://es.wikipedia.org/wiki/Malware" text:style-name="Internet_20_link" text:visited-style-name="Visited_20_Internet_20_Link">malware</text:a> que tiene la propiedad de duplicarse a sí mismo. </text:p>
                  <text:h text:style-name="P3" text:outline-level="2">Virus informáticos</text:h>
                  <text:p text:style-name="P1"><text:a xlink:type="simple" xlink:href="https://es.wikipedia.org/wiki/Malware" text:style-name="Internet_20_link" text:visited-style-name="Visited_20_Internet_20_Link">malware</text:a> que tiene por objetivo alterar el normal funcionamiento del <text:a xlink:type="simple" xlink:href="https://es.wikipedia.org/wiki/Ordenador" text:style-name="Internet_20_link" text:visited-style-name="Visited_20_Internet_20_Link">ordenador</text:a>, sin el permiso o el conocimiento del usuario. Los virus, habitualmente, reemplazan <text:a xlink:type="simple" xlink:href="https://es.wikipedia.org/w/index.php?title=Archivos_ejecutables&amp;action=edit&amp;redlink=1" text:style-name="Internet_20_link" text:visited-style-name="Visited_20_Internet_20_Link">Archivos ejecutables</text:a> por otros infectados con el <text:a xlink:type="simple" xlink:href="https://es.wikipedia.org/wiki/Código_objeto" text:style-name="Internet_20_link" text:visited-style-name="Visited_20_Internet_20_Link">código</text:a> de este. Los virus pueden destruir, de manera intencionada, los <text:a xlink:type="simple" xlink:href="https://es.wikipedia.org/wiki/Datos" text:style-name="Internet_20_link" text:visited-style-name="Visited_20_Internet_20_Link">datos</text:a> almacenados en una <text:a xlink:type="simple" xlink:href="https://es.wikipedia.org/wiki/Computadora" text:style-name="Internet_20_link" text:visited-style-name="Visited_20_Internet_20_Link">computadora</text:a>, aunque también existen otros más inofensivos, que solo se caracterizan por ser molestos. </text:p>
                  <text:h text:style-name="P3" text:outline-level="2"><text:soft-page-break/>Spyware</text:h>
                  <text:p text:style-name="P1">El <text:span text:style-name="T3">spyware</text:span> o <text:span text:style-name="T1">programa espía</text:span> es un malware que recopila información de un ordenador y después transmite esta información a una entidad externa sin el conocimiento o el consentimiento del propietario del ordenador. El término <text:span text:style-name="T2">spyware</text:span> también se utiliza más ampliamente para referirse a otros productos que no son estrictamente spyware. Estos productos, realizan diferentes funciones, como mostrar anuncios no solicitados (<text:span text:style-name="T2">pop-up</text:span>), recopilar información privada, redirigir solicitudes de páginas e instalar marcadores de teléfono. </text:p>
                  <text:h text:style-name="P3" text:outline-level="2">Backdoors</text:h>
                  <text:p text:style-name="P2">Defecto en un software o página web que permite ingresar a un recurso que usualmente está restringida a un usuario ajeno. No siempre es un defecto (bug), también puede ser una entrada secreta de los programadores o webmasters con diversos fines</text:p>
                  <text:h text:style-name="P3" text:outline-level="2">Rootkits</text:h>
                  <text:p text:style-name="P1"><text:span text:style-name="Strong_20_Emphasis">Rootkit</text:span> es un conjunto de herramientas usadas frecuentemente por los intrusos informáticos o crackers que consiguen acceder ilícitamente a un sistema informático. Estas herramientas sirven para esconder los procesos y archivos que permiten al intruso mantener el acceso al sistema, a menudo con fines maliciosos. </text:p>
                  <text:h text:style-name="P3" text:outline-level="2">Keyloggers</text:h>
                  <text:p text:style-name="P1">Un <text:span text:style-name="T3">keylogger</text:span> (derivado del inglés: <text:span text:style-name="T2">key</text:span> ('tecla') y <text:span text:style-name="T2">logger</text:span> ('registrador'); 'registrador de teclas') es un tipo de <text:a xlink:type="simple" xlink:href="https://es.wikipedia.org/wiki/Software" text:style-name="Internet_20_link" text:visited-style-name="Visited_20_Internet_20_Link">software</text:a> o un dispositivo <text:a xlink:type="simple" xlink:href="https://es.wikipedia.org/wiki/Hardware" text:style-name="Internet_20_link" text:visited-style-name="Visited_20_Internet_20_Link">hardware</text:a> específico que se encarga de registrar las pulsaciones que se realizan en el <text:a xlink:type="simple" xlink:href="https://es.wikipedia.org/wiki/Teclado_de_ordenador" text:style-name="Internet_20_link" text:visited-style-name="Visited_20_Internet_20_Link">teclado</text:a>, para posteriormente memorizarlas en un <text:a xlink:type="simple" xlink:href="https://es.wikipedia.org/wiki/Archivo_informático" text:style-name="Internet_20_link" text:visited-style-name="Visited_20_Internet_20_Link">fichero</text:a> o enviarlas a través de <text:a xlink:type="simple" xlink:href="https://es.wikipedia.org/wiki/Internet" text:style-name="Internet_20_link" text:visited-style-name="Visited_20_Internet_20_Link">internet</text:a>. </text:p>
                  <text:h text:style-name="P3" text:outline-level="2"><text:soft-page-break/>Payload</text:h>
                  <text:p text:style-name="P2">En virus informáticos, el payload es la carga dañina de un virus, es decir, lo que estos son capaces de hacer al activarse.</text:p>
                  <text:h text:style-name="P3" text:outline-level="2">Heurística</text:h>
                  <text:p text:style-name="P1">Una <text:span text:style-name="T1">heurística</text:span> es un algoritmo que abandona uno o ambos objetivos; por ejemplo, normalmente encuentran buenas soluciones, aunque no hay pruebas de que la solución no pueda ser arbitrariamente errónea en algunos casos; o se ejecuta razonablemente rápido, aunque no existe tampoco prueba de que siempre será así. Las heurísticas generalmente son usadas cuando no existe una solución óptima bajo las restricciones dadas (tiempo, espacio, etc.), o cuando no existe del todo. </text:p>
                  <text:h text:style-name="P3" text:outline-level="2">Cracking</text:h>
                  <text:p text:style-name="P1">En <text:a xlink:type="simple" xlink:href="https://es.wikipedia.org/wiki/Informática" text:style-name="Internet_20_link" text:visited-style-name="Visited_20_Internet_20_Link">informática</text:a>, conducta delictiva en donde un individuo denominado <text:a xlink:type="simple" xlink:href="https://es.wikipedia.org/wiki/Cracker" text:style-name="Internet_20_link" text:visited-style-name="Visited_20_Internet_20_Link">cracker</text:a> altera, modifica, elimina, borra los datos de un <text:a xlink:type="simple" xlink:href="https://es.wikipedia.org/wiki/Programa_informático" text:style-name="Internet_20_link" text:visited-style-name="Visited_20_Internet_20_Link">programa informático</text:a> o de un documento con la finalidad de obtener un beneficio de dicha alteración;</text:p>
                  <text:h text:style-name="P3" text:outline-level="2">Fuerza bruta</text:h>
                  <text:p text:style-name="P1">se denomina <text:span text:style-name="T1">ataque de fuerza bruta</text:span> a la forma de recuperar una <text:a xlink:type="simple" xlink:href="https://es.wikipedia.org/wiki/Clave_%28criptografía%29" text:style-name="Internet_20_link" text:visited-style-name="Visited_20_Internet_20_Link">clave</text:a> probando todas las combinaciones posibles hasta encontrar aquella que permite el acceso </text:p>
                  <text:h text:style-name="P3" text:outline-level="2"><text:soft-page-break/>Exploit</text:h>
                  <text:p text:style-name="P1">es un fragmento de <text:a xlink:type="simple" xlink:href="https://es.wikipedia.org/wiki/Software" text:style-name="Internet_20_link" text:visited-style-name="Visited_20_Internet_20_Link">software</text:a>, fragmento de datos o secuencia de comandos y/o acciones, utilizada con el fin de aprovechar una <text:a xlink:type="simple" xlink:href="https://es.wikipedia.org/wiki/Agujero_de_seguridad" text:style-name="Internet_20_link" text:visited-style-name="Visited_20_Internet_20_Link">vulnerabilidad de seguridad</text:a> de un sistema de información para conseguir un comportamiento no deseado del mismo </text:p>
                  <text:h text:style-name="P3" text:outline-level="2">Hardening</text:h>
                  <text:p text:style-name="P1">Hardening (palabra en ingles que significa endurecimiento) en seguridad informática es el proceso de asegurar un sistema mediante la reducción de vulnerabilidades en el mismo, esto se logra eliminando software, servicios, usuarios, etc. Innecesarios en el sistema así como cerrando puertos que tampoco estén en uso además de muchas otros métodos y técnicas </text:p>
                  <text:h text:style-name="P3" text:outline-level="2">OSINT</text:h>
                  <text:p text:style-name="P1"><text:span text:style-name="T4">Inteligencia proveniente de recursos abiertos es decir de </text:span><text:span text:style-name="Strong_20_Emphasis"><text:span text:style-name="T4">informacion disponible publicamente</text:span></text:span><text:span text:style-name="T4">: medios de comunicación, leyes, presupuestos, declaraciones, dentro de este análisis de información abierta también podrían incluirse los análisis sociológicos, o el perfil psicológico de jefes de estado y de gobierno, análisis grafológicos, etc... este tipo de fuente representa hasta el 85% de la información bruta que recibe un servicio de inteligencia.</text:span> </text:p>
                  <text:h text:style-name="P3" text:outline-level="2">Scanning</text:h>
                  <text:p text:style-name="P1">El Scaneo, como método de descubrir canales de comunicación susceptibles de ser explotados, lleva en uso mucho tiempo. La idea es recorrer (scanear) tantos puertos de escucha como sea posible, y guardar información de aquellos que sean receptivos o de utilidad para cada necesidad en particular. Muchas utilidades de auditoría también se basan en este paradigma. </text:p>
                  <text:h text:style-name="P3" text:outline-level="2"><text:soft-page-break/>Banner grabbing</text:h>
                  <text:p text:style-name="P2"><text:bookmark text:name="result_box"/><text:span text:style-name="T5">es una técnica que se utiliza para recopilar información acerca de un sistema informático en una red y los servicios que se ejecutan en sus puertos abiertos. Los administradores pueden usar esto para hacer un inventario de los sistemas y servicios de su red. Sin embargo, un intruso puede utilizar la bandera agarrando el fin de encontrar máquinas de la red que ejecutan versiones de aplicaciones y sistemas operativos con exploits conocidos.</text:span></text:p>
                  <text:h text:style-name="P3" text:outline-level="2">DNS lookup</text:h>
                  <text:p text:style-name="P1"/>
                  <text:h text:style-name="P3" text:outline-level="2">Traceroute</text:h>
                  <text:p text:style-name="P2">Utilizad que traza el camino que hace un paquete desde una computadora hasta un otra en internet (generalmente un servidor), mostrando el tiempo que tarda en ir de un lado al otro y los saltos (hops) que da durante el camino.</text:p>
                  <text:p text:style-name="P1"/>
                </text:section>
              </text:section>
            </text:section>
          </text:section>
        </text:section>
      </text:section>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 svg:font-family="Verdana"/>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muel </meta:initial-creator>
    <meta:creation-date>2015-11-20T09:48:58.37</meta:creation-date>
    <meta:document-statistic meta:table-count="0" meta:image-count="0" meta:object-count="0" meta:page-count="5" meta:paragraph-count="37" meta:word-count="839" meta:character-count="5490"/>
    <dc:date>2015-11-20T10:14:40.69</dc:date>
    <dc:creator>samuel </dc:creator>
    <meta:editing-duration>PT10M31S</meta:editing-duration>
    <meta:editing-cycles>1</meta:editing-cycles>
    <meta:generator>OpenOffice/4.1.1$Win32 OpenOffice.org_project/411m6$Build-9775</meta:generator>
  </office:meta>
</office:document-meta>
</file>